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en" fo:country="US" style:text-underline-style="solid" style:text-underline-width="auto" style:text-underline-color="font-color" officeooo:rsid="0025fb27" officeooo:paragraph-rsid="0025fb27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en" fo:country="US" style:text-underline-style="none" officeooo:rsid="0025fb27" officeooo:paragraph-rsid="0025fb27" style:font-size-asian="11pt"/>
    </style:style>
    <style:style style:name="P3" style:family="paragraph" style:parent-style-name="Standard" style:list-style-name="L1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en" fo:country="US" style:text-underline-style="none" officeooo:rsid="00263519" officeooo:paragraph-rsid="00263519" style:font-size-asian="11pt"/>
    </style:style>
    <style:style style:name="P4" style:family="paragraph" style:parent-style-name="Standard" style:list-style-name="L1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en" fo:country="US" style:text-underline-style="none" officeooo:rsid="00282152" officeooo:paragraph-rsid="00282152" style:font-size-asian="11pt"/>
    </style:style>
    <style:style style:name="P5" style:family="paragraph" style:parent-style-name="Standard" style:list-style-name="L2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en" fo:country="US" style:text-underline-style="none" officeooo:rsid="0025fb27" officeooo:paragraph-rsid="0025fb27" style:font-size-asian="11pt"/>
    </style:style>
    <style:style style:name="P6" style:family="paragraph" style:parent-style-name="Standard" style:list-style-name="L2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en" fo:country="US" style:text-underline-style="none" officeooo:rsid="00282152" officeooo:paragraph-rsid="00282152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en" fo:country="US" style:text-underline-style="none" officeooo:rsid="0025fb27" officeooo:paragraph-rsid="0025fb27" style:font-size-asian="11pt"/>
    </style:style>
    <style:style style:name="P8" style:family="paragraph" style:parent-style-name="Standard" style:list-style-name="L3">
      <style:paragraph-properties fo:margin-top="0cm" fo:margin-bottom="0.353cm" style:contextual-spacing="false" fo:line-height="115%"/>
      <style:text-properties fo:color="#000000" loext:opacity="100%" style:font-name="Calibri" fo:font-size="11pt" fo:language="en" fo:country="US" style:text-underline-style="none" officeooo:rsid="00263519" officeooo:paragraph-rsid="00263519" style:font-size-asian="11pt"/>
    </style:style>
    <style:style style:name="P9" style:family="paragraph" style:parent-style-name="Standard" style:list-style-name="L3">
      <style:paragraph-properties fo:margin-top="0cm" fo:margin-bottom="0.353cm" style:contextual-spacing="false" fo:line-height="115%"/>
      <style:text-properties fo:color="#000000" loext:opacity="100%" style:font-name="Calibri" fo:font-size="11pt" fo:language="en" fo:country="US" style:text-underline-style="none" officeooo:rsid="00285183" officeooo:paragraph-rsid="00285183" style:font-size-asian="11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officeooo:rsid="00263519" officeooo:paragraph-rsid="00263519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ff8000" loext:opacity="100%" officeooo:rsid="00282152" officeooo:paragraph-rsid="00282152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282152" officeooo:paragraph-rsid="00282152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text-underline-style="solid" style:text-underline-width="auto" style:text-underline-color="font-color" officeooo:paragraph-rsid="00207df6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text-underline-style="solid" style:text-underline-width="auto" style:text-underline-color="font-color" officeooo:rsid="00285183" officeooo:paragraph-rsid="00285183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text-underline-style="none" officeooo:rsid="00285183" officeooo:paragraph-rsid="00285183"/>
    </style:style>
    <style:style style:name="T1" style:family="text">
      <style:text-properties officeooo:rsid="0028d9b7"/>
    </style:style>
    <style:style style:name="T2" style:family="text">
      <style:text-properties officeooo:rsid="00285183"/>
    </style:style>
    <style:style style:name="T3" style:family="text">
      <style:text-properties officeooo:rsid="00282152"/>
    </style:style>
    <style:style style:name="T4" style:family="text">
      <style:text-properties officeooo:rsid="00287b4c"/>
    </style:style>
    <style:style style:name="T5" style:family="text">
      <style:text-properties officeooo:rsid="00263519"/>
    </style:style>
    <style:style style:name="T6" style:family="text">
      <style:text-properties officeooo:rsid="002dc9b2"/>
    </style:style>
    <style:style style:name="T7" style:family="text">
      <style:text-properties style:use-window-font-color="true" loext:opacity="0%" style:font-name="Calibri" fo:font-size="11pt" fo:language="en" fo:country="US" style:text-underline-style="none" officeooo:rsid="00285183" style:font-size-asian="11pt"/>
    </style:style>
    <style:style style:name="T8" style:family="text">
      <style:text-properties style:use-window-font-color="true" loext:opacity="0%" style:font-name="Calibri" fo:font-size="11pt" fo:language="en" fo:country="US" style:text-underline-style="none" officeooo:rsid="00207df6" style:font-size-asian="11pt"/>
    </style:style>
    <style:style style:name="T9" style:family="text">
      <style:text-properties style:use-window-font-color="true" loext:opacity="0%" style:font-name="Calibri" fo:font-size="11pt" fo:language="en" fo:country="US" style:text-underline-style="none" style:font-size-asian="11pt"/>
    </style:style>
    <style:style style:name="T10" style:family="text">
      <style:text-properties fo:color="#ff0000" loext:opacity="100%" style:font-name="Calibri" fo:font-size="11pt" fo:language="en" fo:country="US" style:text-underline-style="none" style:font-size-asian="11pt"/>
    </style:style>
    <style:style style:name="T11" style:family="text">
      <style:text-properties style:font-name="Calibri" fo:font-size="11pt" fo:language="en" fo:country="US" style:text-underline-style="none" officeooo:rsid="00285183" style:font-size-asian="11pt"/>
    </style:style>
    <style:style style:name="T12" style:family="text">
      <style:text-properties style:font-name="Calibri" fo:font-size="11pt" fo:language="en" fo:country="US" style:text-underline-style="none" officeooo:rsid="00207df6" style:font-size-asian="11pt"/>
    </style:style>
    <style:style style:name="T13" style:family="text">
      <style:text-properties style:font-name="Calibri" fo:font-size="11pt" fo:language="en" fo:country="US" style:text-underline-style="none" style:font-size-asian="11pt"/>
    </style:style>
    <style:style style:name="T14" style:family="text">
      <style:text-properties style:use-window-font-color="true" loext:opacity="0%" style:font-name="Calibri" fo:font-size="11pt" fo:language="en" fo:country="US" officeooo:rsid="00207df6" style:font-size-asian="11pt"/>
    </style:style>
    <style:style style:name="T15" style:family="text">
      <style:text-properties style:use-window-font-color="true" loext:opacity="0%" style:font-name="Calibri" fo:font-size="11pt" fo:language="en" fo:country="US" style:font-size-asian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el game</text:p>
      <text:p text:style-name="P2">Go to work until you have enough money. <text:span text:style-name="T1">Typing work and pressing enter increases money by £50</text:span></text:p>
      <text:p text:style-name="P2"><text:span text:style-name="T2">1. </text:span>Then choose a travel destination: <text:s/></text:p>
      <text:list text:style-name="L1">
        <text:list-item>
          <text:p text:style-name="P3">Oslo <text:span text:style-name="T3">£</text:span><text:span text:style-name="T4">150</text:span></text:p>
        </text:list-item>
        <text:list-item>
          <text:p text:style-name="P3">Istanbul <text:span text:style-name="T4">£350</text:span></text:p>
        </text:list-item>
        <text:list-item>
          <text:p text:style-name="P3">Paris <text:span text:style-name="T4">£160</text:span></text:p>
        </text:list-item>
        <text:list-item>
          <text:p text:style-name="P3">Dubai <text:span text:style-name="T4">£500</text:span></text:p>
        </text:list-item>
        <text:list-item>
          <text:p text:style-name="P4">London <text:span text:style-name="T4">£40</text:span></text:p>
        </text:list-item>
      </text:list>
      <text:p text:style-name="P2"><text:span text:style-name="T2">2. </text:span>Then choose your stay: (options will depend on your destination) – <text:span text:style-name="T2">accommodation saved within destination class</text:span></text:p>
      <text:list text:style-name="L2">
        <text:list-item>
          <text:p text:style-name="P5"><text:span text:style-name="T5">Oslo</text:span>: B&amp;B or Hotel</text:p>
        </text:list-item>
        <text:list-item>
          <text:p text:style-name="P5"><text:span text:style-name="T5">Istanbul</text:span>: <text:span text:style-name="T6">B&amp;B</text:span> or 3* hotel or 5* hotel</text:p>
        </text:list-item>
        <text:list-item>
          <text:p text:style-name="P5"><text:span text:style-name="T5">Paris</text:span>: B&amp;B or 4* hotel</text:p>
        </text:list-item>
        <text:list-item>
          <text:p text:style-name="P5"><text:span text:style-name="T5">Dubai</text:span>: <text:span text:style-name="T6">Rent an apartment</text:span> near beach or <text:span text:style-name="T6">rent an apartment</text:span> near city centre</text:p>
        </text:list-item>
        <text:list-item>
          <text:p text:style-name="P6">London: <text:span text:style-name="T6">Hotel</text:span></text:p>
        </text:list-item>
      </text:list>
      <text:p text:style-name="P7"><text:span text:style-name="T2">3. </text:span>Decide what activities to do: (options will depend on the destination)</text:p>
      <text:list text:style-name="L3">
        <text:list-item>
          <text:p text:style-name="P8">Oslo: skiing or visiting a fjord</text:p>
        </text:list-item>
        <text:list-item>
          <text:p text:style-name="P8">Istanbul: Visiting the grand bazaar or visiting the <text:span text:style-name="T6">main</text:span> mosque</text:p>
        </text:list-item>
        <text:list-item>
          <text:p text:style-name="P8">Paris: Visiting the Eiffel Tower</text:p>
        </text:list-item>
        <text:list-item>
          <text:p text:style-name="P8">Dubai: Walk around <text:span text:style-name="T6">Beach Apartments</text:span> or visit <text:span text:style-name="T6">the Shopping Centre</text:span></text:p>
        </text:list-item>
        <text:list-item>
          <text:p text:style-name="P9">London: Walk around Tower Bridge or go to Oxford Circus</text:p>
        </text:list-item>
      </text:list>
      <text:p text:style-name="P2"/>
      <text:p text:style-name="P10"><text:span text:style-name="T7">4. </text:span><text:span text:style-name="T8">I</text:span><text:span text:style-name="T9">tinerary is presented to the user</text:span></text:p>
      <text:p text:style-name="P10"><text:span text:style-name="T7">5. </text:span><text:span text:style-name="T9">The user then has to pack a bag.</text:span></text:p>
      <text:p text:style-name="P10"><text:span text:style-name="T9">Suitcase class contains </text:span><text:span text:style-name="T10">Clothes (abstract class)</text:span><text:span text:style-name="T9"> with child classes including Tops, Bottoms, shoes, swimsuits, sun-protection</text:span></text:p>
      <text:p text:style-name="P11"><text:soft-page-break/><text:span text:style-name="T11">6. </text:span><text:span text:style-name="T12">T</text:span><text:span text:style-name="T13">hen the user gets to read a paragraph comprising their travel plan, also takes into account if they packed the right supplies.</text:span></text:p>
      <text:p text:style-name="P11"><text:span text:style-name="T11">7. </text:span><text:span text:style-name="T13">Then they get a further choice to interact with in-game characters </text:span><text:span text:style-name="T11">(options will depend on destination – but could still be its own class that is created and then put into the coutry object)</text:span><text:span text:style-name="T13">. Could be people or animals.</text:span></text:p>
      <text:p text:style-name="P12"><text:span text:style-name="T7">8. </text:span><text:span text:style-name="T9">Then they go back home. Work again, and cycle repeats. Destination is added to the list of destinations they have been to. Funds of user are saved.</text:span></text:p>
      <text:p text:style-name="P12"><text:span text:style-name="T9"/></text:p>
      <text:p text:style-name="P13"><text:span text:style-name="T14"/></text:p>
      <text:p text:style-name="P14"><text:span text:style-name="T14">F</text:span><text:span text:style-name="T15">ilesave</text:span></text:p>
      <text:p text:style-name="P14"><text:span text:style-name="T15">Displayed on scoreboard</text:span></text:p>
      <text:p text:style-name="P15"><text:span text:style-name="T15">Sarah, 4 Cities, £200. </text:span></text:p>
      <text:p text:style-name="P15"><text:span text:style-name="T15">Saved within file:</text:span></text:p>
      <text:p text:style-name="P15"><text:span text:style-name="T15">Sarah, £200, 4 Cities: Dubai, Istanbul, Oslo, Lond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>
      <style:text-properties style:font-name="Symbol" fo:font-family="Symbol" style:font-pitch="variable"/>
    </style:style>
    <style:style style:name="ListLabel_20_2" style:display-name="ListLabel 2" style:family="text">
      <style:text-properties style:font-name="Symbol" fo:font-family="Symbol" style:font-pitch="variable"/>
    </style:style>
    <style:style style:name="ListLabel_20_3" style:display-name="ListLabel 3" style:family="text">
      <style:text-properties fo:color="#004dbb" loext:opacity="100%" style:font-name="Calibri" fo:font-family="Calibri" style:font-pitch="variable" fo:font-size="11pt" fo:language="en" fo:country="US" style:text-underline-style="none" style:font-size-asian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4" style:display-name="ListLabel 4" style:family="text">
      <style:text-properties style:font-name="Symbol" fo:font-family="Symbol" style:font-pitch="variable"/>
    </style:style>
    <style:style style:name="ListLabel_20_5" style:display-name="ListLabel 5" style:family="text">
      <style:text-properties style:font-name="Symbol" fo:font-family="Symbol" style:font-pitch="variable"/>
    </style:style>
    <style:style style:name="ListLabel_20_6" style:display-name="ListLabel 6" style:family="text">
      <style:text-properties style:font-name="Symbol" fo:font-family="Symbol" style:font-pitch="variable"/>
    </style:style>
    <style:style style:name="ListLabel_20_7" style:display-name="ListLabel 7" style:family="text">
      <style:text-properties style:font-name="Symbol" fo:font-family="Symbol" style:font-pitch="variable"/>
    </style:style>
    <style:style style:name="ListLabel_20_8" style:display-name="ListLabel 8" style:family="text">
      <style:text-properties style:font-name="Symbol" fo:font-family="Symbol" style:font-pitch="variable"/>
    </style:style>
    <style:style style:name="ListLabel_20_9" style:display-name="ListLabel 9" style:family="text">
      <style:text-properties style:font-name="Symbol" fo:font-family="Symbol" style:font-pitch="variable"/>
    </style:style>
    <style:style style:name="ListLabel_20_10" style:display-name="ListLabel 10" style:family="text">
      <style:text-properties style:font-name="Symbol" fo:font-family="Symbol" style:font-pitch="variable"/>
    </style:style>
    <style:style style:name="ListLabel_20_11" style:display-name="ListLabel 11" style:family="text">
      <style:text-properties style:font-name="Symbol" fo:font-family="Symbol" style:font-pitch="variable"/>
    </style:style>
    <style:style style:name="ListLabel_20_12" style:display-name="ListLabel 12" style:family="text">
      <style:text-properties style:font-name="Symbol" fo:font-family="Symbol" style:font-pitch="variable"/>
    </style:style>
    <style:style style:name="ListLabel_20_13" style:display-name="ListLabel 13" style:family="text">
      <style:text-properties style:font-name="Symbol" fo:font-family="Symbol" style:font-pitch="variable"/>
    </style:style>
    <style:style style:name="ListLabel_20_14" style:display-name="ListLabel 14" style:family="text">
      <style:text-properties style:font-name="Symbol" fo:font-family="Symbol" style:font-pitch="variable"/>
    </style:style>
    <style:style style:name="ListLabel_20_15" style:display-name="ListLabel 15" style:family="text">
      <style:text-properties style:font-name="Symbol" fo:font-family="Symbol" style:font-pitch="variable"/>
    </style:style>
    <style:style style:name="ListLabel_20_16" style:display-name="ListLabel 16" style:family="text">
      <style:text-properties style:font-name="Symbol" fo:font-family="Symbol" style:font-pitch="variable"/>
    </style:style>
    <style:style style:name="ListLabel_20_17" style:display-name="ListLabel 17" style:family="text">
      <style:text-properties style:font-name="Symbol" fo:font-family="Symbol" style:font-pitch="variable"/>
    </style:style>
    <style:style style:name="ListLabel_20_18" style:display-name="ListLabel 18" style:family="text">
      <style:text-properties style:font-name="Symbol" fo:font-family="Symbol" style:font-pitch="variable"/>
    </style:style>
    <style:style style:name="ListLabel_20_19" style:display-name="ListLabel 19" style:family="text">
      <style:text-properties style:font-name="Symbol" fo:font-family="Symbol" style:font-pitch="variable"/>
    </style:style>
    <style:style style:name="ListLabel_20_20" style:display-name="ListLabel 20" style:family="text">
      <style:text-properties style:font-name="Symbol" fo:font-family="Symbol" style:font-pitch="variable"/>
    </style:style>
    <style:style style:name="ListLabel_20_21" style:display-name="ListLabel 21" style:family="text">
      <style:text-properties style:font-name="Symbol" fo:font-family="Symbol" style:font-pitch="variable"/>
    </style:style>
    <style:style style:name="ListLabel_20_22" style:display-name="ListLabel 22" style:family="text">
      <style:text-properties style:font-name="Symbol" fo:font-family="Symbol" style:font-pitch="variable"/>
    </style:style>
    <style:style style:name="ListLabel_20_23" style:display-name="ListLabel 23" style:family="text">
      <style:text-properties style:font-name="Symbol" fo:font-family="Symbol" style:font-pitch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4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5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6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7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8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9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10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3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4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5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6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7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8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bullet text:level="1" text:style-name="ListLabel_20_19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bullet text:level="1" text:style-name="ListLabel_20_20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bullet text:level="1" text:style-name="ListLabel_20_2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bullet text:level="1" text:style-name="ListLabel_20_2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bullet text:level="1" text:style-name="ListLabel_20_23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30T17:45:01.743000000</dc:date>
    <meta:editing-duration>PT16H43M12S</meta:editing-duration>
    <meta:editing-cycles>4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31" meta:word-count="291" meta:character-count="1628" meta:non-whitespace-character-count="1378"/>
  </office:meta>
</office:document-meta>
</file>